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5350d" officeooo:paragraph-rsid="0015350d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5350d" officeooo:paragraph-rsid="0015350d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28471f" loext:opacity="100%" style:font-name="DejaVu Sans Mono" fo:font-size="11pt" officeooo:rsid="0015350d" officeooo:paragraph-rsid="0015350d" style:font-size-asian="11pt" style:font-size-complex="11pt"/>
    </style:style>
    <style:style style:name="P4" style:family="paragraph" style:parent-style-name="Standard">
      <style:paragraph-properties fo:text-align="start" style:justify-single-word="false" fo:break-before="page"/>
      <style:text-properties fo:color="#28471f" loext:opacity="100%" style:font-name="DejaVu Sans Mono" fo:font-size="11pt" officeooo:rsid="0015350d" officeooo:paragraph-rsid="0015350d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color="#28471f" loext:opacity="100%" style:font-name="DejaVu Sans Mono" fo:font-size="11pt" officeooo:rsid="0015350d" officeooo:paragraph-rsid="0021f901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color="#28471f" loext:opacity="100%" style:font-name="DejaVu Sans Mono" fo:font-size="11pt" officeooo:rsid="0019ba78" officeooo:paragraph-rsid="0019ba78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Liberation Serif" fo:font-size="14pt" officeooo:rsid="0015350d" officeooo:paragraph-rsid="0015350d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Liberation Serif" fo:font-size="14pt" officeooo:rsid="0019ba78" officeooo:paragraph-rsid="0019ba78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Liberation Serif" fo:font-size="14pt" officeooo:rsid="00177434" officeooo:paragraph-rsid="00177434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Liberation Serif" fo:font-size="14pt" officeooo:rsid="0018b3e4" officeooo:paragraph-rsid="0018b3e4" style:font-size-asian="12.25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8pt" officeooo:rsid="0015350d" officeooo:paragraph-rsid="0015350d" style:font-size-asian="18pt" style:font-size-complex="18pt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4pt" officeooo:rsid="001dedfe" officeooo:paragraph-rsid="001dedfe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28471f" loext:opacity="100%" style:font-name="DejaVu Sans Mono" fo:font-size="11pt" officeooo:rsid="001dedfe" officeooo:paragraph-rsid="001dedfe" style:font-size-asian="11pt" style:font-size-complex="11pt"/>
    </style:style>
    <style:style style:name="T1" style:family="text">
      <style:text-properties officeooo:rsid="0021f901"/>
    </style:style>
    <style:style style:name="T2" style:family="text">
      <style:text-properties officeooo:rsid="002499ed"/>
    </style:style>
    <style:style style:name="T3" style:family="text">
      <style:text-properties officeooo:rsid="0024ca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SMARTS - notes and commands</text:p>
      <text:p text:style-name="P1"/>
      <text:p text:style-name="P2"/>
      <text:p text:style-name="P2">Command Examples:</text:p>
      <text:p text:style-name="P2"/>
      <text:p text:style-name="P2">run training from SMARTS/baselines/marl_benchmark</text:p>
      <text:p text:style-name="P3">python3.7 run.py scenarios/double_merge/nocross -f benchmark/agents/ppo/baseline-lane-control.yaml</text:p>
      <text:p text:style-name="P3"/>
      <text:p text:style-name="P5">python3.7 run.py scenarios/double_merge/nocross -f marl_benchmark/agents/ppo/baseline-lane-control.yaml --num_workers 10</text:p>
      <text:p text:style-name="P5"/>
      <text:p text:style-name="P5">python3.7 run.py scenarios/double_merge/cross -f marl_benchmark/agents/ppo/baseline-lane-control.yaml --num_workers <text:span text:style-name="T1">39</text:span></text:p>
      <text:p text:style-name="P3"/>
      <text:p text:style-name="P10">ray dashboard: http://127.0.0.1:8265/</text:p>
      <text:p text:style-name="P3"/>
      <text:p text:style-name="P7">start envision server for a specific scenario</text:p>
      <text:p text:style-name="P3">scl envision start --scenarios baselines/marl_benchmark/scenarios</text:p>
      <text:p text:style-name="P9">visit <text:a xlink:type="simple" xlink:href="http://localhost:8081/" text:style-name="Internet_20_link" text:visited-style-name="Visited_20_Internet_20_Link">http://localhost:8081</text:a> to see visualization</text:p>
      <text:p text:style-name="P3"/>
      <text:p text:style-name="P7"># Start envision, serve scenario assets out of ./scenarios</text:p>
      <text:p text:style-name="P3">scl envision start --scenarios ./scenarios</text:p>
      <text:p text:style-name="P3"/>
      <text:p text:style-name="P7"># Build all scenario under given directories</text:p>
      <text:p text:style-name="P3">scl scenario build-all ./scenarios ./eval_scenarios</text:p>
      <text:p text:style-name="P3"/>
      <text:p text:style-name="P7"># Rebuild a single scenario, replacing any existing generated assets</text:p>
      <text:p text:style-name="P3">scl scenario build --clean scenarios/loop</text:p>
      <text:p text:style-name="P3"/>
      <text:p text:style-name="P7"># Clean generated scenario artifacts</text:p>
      <text:p text:style-name="P3">scl scenario clean scenarios/loop</text:p>
      <text:p text:style-name="P3"/>
      <text:p text:style-name="P3"/>
      <text:p text:style-name="P3"/>
      <text:p text:style-name="P3"/>
      <text:p text:style-name="P3"/>
      <text:p text:style-name="P4"/>
      <text:p text:style-name="P8">temporarily saved commands:</text:p>
      <text:p text:style-name="P6">python3.7 evaluate.py scenarios/double_merge/cross --num_steps 1000 --num_runs 10 --headless --config_files marl_benchmark/agents/ppo/baseline-lane-control.yaml --log_dir log/results/run/cross-4/PPO_FrameStack_9c0e9_00000_0_2021-12-09_00-21-45/checkpoint_10 –plot</text:p>
      <text:p text:style-name="P6"/>
      <text:p text:style-name="P6">python3.7 evaluate.py scenarios/double_merge/cross -f marl_benchmark/agents/ppo/baseline-lane-control.yaml --log_dir ./log/results/run/cross-4/PPO_FrameStack_9c0e9_00000_0_2021-12-09_00-21-45 --checkpoint /home/SMARTS/baselines/marl_benchmark/log/results/run/cross-4/PPO_FrameStack_9c0e9_00000_0_2021-12-09_00-21-45/checkpoint-10/checkpoint-10</text:p>
      <text:p text:style-name="P6"/>
      <text:p text:style-name="P6"/>
      <text:p text:style-name="P12">working evaluation:</text:p>
      <text:p text:style-name="P13">python3.7 evaluate.py scenarios/double_merge/cross -f marl_benchmark/agents/ppo/baseline-lane-control.yaml --log_dir ./log/<text:span text:style-name="T3">log_old/</text:span>results/run/cross-4/PPO_FrameStack_9c0e9_00000_0_2021-12-09_00-21-45 --checkpoint ./log/<text:span text:style-name="T3">log_old/</text:span>results/run/cross-4/PPO_FrameStack_9c0e9_00000_0_2021-12-09_00-21-45/checkpoint_300/checkpoint-300</text:p>
      <text:p text:style-name="P13"/>
      <text:p text:style-name="P13"/>
      <text:p text:style-name="P13">./log/results/run/cross-4/PPO_FrameStack_e7620_00000_0_2021-12-28_15-36-20 –<text:span text:style-name="T2">checkpoint ./log/results/run/cross-4/PPO_FrameStack_e7620_00000_0_2021-12-28_15-36-20/checkpoint_000216/checkpoint-000216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8T16:39:57.606205870</meta:creation-date>
    <dc:date>2022-01-04T19:32:30.205919610</dc:date>
    <meta:editing-duration>PT11H28M17S</meta:editing-duration>
    <meta:editing-cycles>10</meta:editing-cycles>
    <meta:generator>LibreOffice/7.2.3.2$Linux_X86_64 LibreOffice_project/20$Build-2</meta:generator>
    <meta:document-statistic meta:table-count="0" meta:image-count="0" meta:object-count="0" meta:page-count="2" meta:paragraph-count="24" meta:word-count="153" meta:character-count="2171" meta:non-whitespace-character-count="2056"/>
  </office:meta>
</office:document-meta>
</file>